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1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50:Sheet1.C1048576 Sheet1.C134:Sheet1.C134 Sheet1.C108:Sheet1.C132 Sheet1.C140:Sheet1.C14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21:44:19.729965783</dc:date>
    <meta:editing-duration>P2DT8H34M12S</meta:editing-duration>
    <meta:editing-cycles>203</meta:editing-cycles>
    <meta:generator>LibreOffice/7.3.1.3$Linux_X86_64 LibreOffice_project/30$Build-3</meta:generator>
    <meta:document-statistic meta:table-count="1" meta:cell-count="657" meta:object-count="0"/>
  </office:meta>
</office:document-meta>
</file>